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F4000001F45334C3217FAA04D9.jpg" manifest:media-type="image/jpeg"/>
  <manifest:file-entry manifest:full-path="Pictures/1000000000000190000001906FE1CB26307014DF.jpg" manifest:media-type="image/jpeg"/>
  <manifest:file-entry manifest:full-path="Pictures/10000000000002BC00000129106F5BD81FA89B11.jpg" manifest:media-type="image/jpeg"/>
  <manifest:file-entry manifest:full-path="Pictures/10000000000002290000019D8019A852AF1DA6D8.jpg" manifest:media-type="image/jpeg"/>
  <manifest:file-entry manifest:full-path="Pictures/100000000000078000000438181CA06AE1A39A7B.jpg" manifest:media-type="image/jpeg"/>
  <manifest:file-entry manifest:full-path="Pictures/100000000000032000000258D6AE3251E2253404.jpg" manifest:media-type="image/jpeg"/>
  <manifest:file-entry manifest:full-path="Pictures/10000000000002580000014407CC1B35375360E8.jpg" manifest:media-type="image/jpeg"/>
  <manifest:file-entry manifest:full-path="Pictures/100000000000038C00000206584585C18B7487B1.png" manifest:media-type="image/png"/>
  <manifest:file-entry manifest:full-path="Pictures/100000000000025800000258A27BA4F06111308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wesome" svg:font-family="FontAwesome" style:font-pitch="variable"/>
    <style:font-face style:name="Open Sans4" svg:font-family="'Ope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fo:min-height="6.2cm" draw:shadow="visible" draw:shadow-offset-x="-0.212cm" draw:shadow-offset-y="-0.212cm" text:animation="none" text:animation-direction="down" text:animation-repeat="0" text:animation-delay="P0D" text:animation-steps="2px"/>
    </style:style>
    <style:style style:name="pr2" style:family="presentation" style:parent-style-name="Impress1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title">
      <style:graphic-properties fo:min-height="3.507cm"/>
    </style:style>
    <style:style style:name="P1" style:family="paragraph">
      <style:text-properties fo:color="#ffffff" style:font-name="FontAwesome" fo:font-style="italic" style:text-underline-style="none" fo:font-weight="bold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cm" fo:margin-bottom="0.1cm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ff" style:font-name="FontAwesome" fo:font-style="italic" style:text-underline-style="none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9">
        <office:forms form:automatic-focus="false" form:apply-design-mode="false"/>
        <draw:frame presentation:style-name="pr1" draw:text-style-name="P1" draw:layer="layout" svg:width="24.599cm" svg:height="6.2cm" svg:x="1.6cm" svg:y="2.2cm" presentation:class="title" presentation:user-transformed="true">
          <draw:text-box>
            <text:p><text:span text:style-name="T1"><text:s text:c="7"/></text:span><text:span text:style-name="T1">SMART IRRIG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 text:style-name="P3"><text:s/>SOIL MOSITURE SENSOR</text:p>
          </draw:text-box>
        </draw:frame>
        <draw:frame draw:style-name="gr2" draw:text-style-name="P4" draw:layer="layout" svg:width="19.2cm" svg:height="15.078cm" svg:x="7.6cm" svg:y="5.391cm" presentation:class="graphic" presentation:user-transformed="true">
          <draw:image xlink:href="Pictures/10000000000002290000019D8019A852AF1DA6D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1" presentation:presentation-page-layout-name="AL2T1">
        <office:forms form:automatic-focus="false" form:apply-design-mode="false"/>
        <draw:frame draw:style-name="gr2" draw:text-style-name="P4" draw:layer="layout" svg:width="25cm" svg:height="18cm" svg:x="1.6cm" svg:y="2cm" presentation:class="graphic" presentation:user-transformed="true">
          <draw:image xlink:href="Pictures/100000000000038C00000206584585C18B7487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 text:c="3"/>WATER LEVEL DETECTOR</text:p>
          </draw:text-box>
        </draw:frame>
        <draw:frame draw:style-name="gr2" draw:text-style-name="P4" draw:layer="layout" svg:width="16.244cm" svg:height="12.18cm" svg:x="5.878cm" svg:y="6cm" presentation:class="graphic">
          <draw:image xlink:href="Pictures/100000000000032000000258D6AE3251E225340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1" presentation:presentation-page-layout-name="AL1T19">
        <office:forms form:automatic-focus="false" form:apply-design-mode="false"/>
        <draw:frame draw:style-name="gr2" draw:text-style-name="P4" draw:layer="layout" svg:width="17.09cm" svg:height="10.09cm" svg:x="5.71cm" svg:y="9.2cm" presentation:class="graphic" presentation:user-transformed="true">
          <draw:image xlink:href="Pictures/100000000000025800000258A27BA4F06111308F.jpg" xlink:type="simple" xlink:show="embed" xlink:actuate="onLoad">
            <text:p/>
          </draw:image>
        </draw:frame>
        <draw:frame presentation:style-name="pr3" draw:layer="layout" svg:width="24.599cm" svg:height="3.507cm" svg:x="2cm" svg:y="0.836cm" presentation:class="title">
          <draw:text-box>
            <text:p><text:s text:c="10"/>GSM MODU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1" presentation:presentation-page-layout-name="AL2T1">
        <office:forms form:automatic-focus="false" form:apply-design-mode="false"/>
        <draw:frame draw:style-name="gr2" draw:text-style-name="P4" draw:layer="layout" svg:width="24.477cm" svg:height="15.38cm" svg:x="2.123cm" svg:y="3.82cm" presentation:class="graphic" presentation:user-transformed="true">
          <draw:image xlink:href="Pictures/10000000000002580000014407CC1B35375360E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 presentation:presentation-page-layout-name="AL1T19">
        <office:forms form:automatic-focus="false" form:apply-design-mode="false"/>
        <draw:frame draw:style-name="gr2" draw:text-style-name="P4" draw:layer="layout" svg:width="24.8cm" svg:height="10.182cm" svg:x="1.2cm" svg:y="6.999cm" presentation:class="graphic" presentation:user-transformed="true">
          <draw:image xlink:href="Pictures/10000000000002BC00000129106F5BD81FA89B11.jpg" xlink:type="simple" xlink:show="embed" xlink:actuate="onLoad">
            <text:p/>
          </draw:image>
        </draw:frame>
        <draw:frame presentation:style-name="pr3" draw:layer="layout" svg:width="24.599cm" svg:height="3.507cm" svg:x="2cm" svg:y="0.836cm" presentation:class="title">
          <draw:text-box>
            <text:p><text:s text:c="10"/>DHT11 SENSO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<text:s text:c="11"/>SOLAR PANEL</text:p>
          </draw:text-box>
        </draw:frame>
        <draw:frame draw:style-name="gr2" draw:text-style-name="P4" draw:layer="layout" svg:width="12.18cm" svg:height="12.18cm" svg:x="7.91cm" svg:y="6cm" presentation:class="graphic">
          <draw:image xlink:href="Pictures/1000000000000190000001906FE1CB26307014D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ress1" presentation:presentation-page-layout-name="AL2T1">
        <office:forms form:automatic-focus="false" form:apply-design-mode="false"/>
        <draw:frame draw:style-name="gr2" draw:text-style-name="P4" draw:layer="layout" svg:width="23cm" svg:height="16.38cm" svg:x="3.2cm" svg:y="3.62cm" presentation:class="graphic" presentation:user-transformed="true">
          <draw:image xlink:href="Pictures/10000000000001F4000001F45334C3217FAA04D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Awesome" svg:font-family="FontAwesome" style:font-pitch="variable"/>
    <style:font-face style:name="Open Sans4" svg:font-family="'Ope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78000000438181CA06AE1A39A7B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12:52:33.105114704</meta:creation-date>
    <meta:editing-duration>PT1H9M52S</meta:editing-duration>
    <meta:editing-cycles>13</meta:editing-cycles>
    <meta:generator>LibreOffice/5.2.7.2$Linux_X86_64 LibreOffice_project/20m0$Build-2</meta:generator>
    <dc:date>2019-06-08T16:28:15.904700358</dc:date>
    <meta:document-statistic meta:object-count="66"/>
    <meta:template xlink:type="simple" xlink:actuate="onRequest" xlink:title="Impress" xlink:href="../../../../usr/lib/libreoffice/share/template/common/presnt/Impress.otp" meta:date="2019-06-08T12:52:32.911723083"/>
  </office:meta>
</office:document-meta>
</file>